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49f58" officeooo:paragraph-rsid="00049f58"/>
    </style:style>
    <style:style style:name="P2" style:family="paragraph" style:parent-style-name="Heading_20_3">
      <style:paragraph-properties fo:break-before="page"/>
      <style:text-properties officeooo:rsid="00049f58" officeooo:paragraph-rsid="00049f58"/>
    </style:style>
    <style:style style:name="P3" style:family="paragraph" style:parent-style-name="Standard">
      <style:text-properties officeooo:rsid="00049f58" officeooo:paragraph-rsid="00049f58"/>
    </style:style>
    <style:style style:name="P4" style:family="paragraph" style:parent-style-name="Standard">
      <style:paragraph-properties fo:break-before="page"/>
      <style:text-properties officeooo:rsid="00049f58" officeooo:paragraph-rsid="00049f58"/>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5"><text:span text:style-name="Strong_20_Emphasis">Algorithme d'Euclide</text:span> : Utilisé pour calculer le plus grand commun diviseur entre deux nombres.​</text:p>
        </text:list-item>
      </text:list>
      <text:list text:style-name="L2">
        <text:list-item>
          <text:p text:style-name="P6"><text:span text:style-name="Strong_20_Emphasis">Algorithmes de tri</text:span> :</text:p>
        </text:list-item>
      </text:list>
      <text:list text:style-name="L3">
        <text:list-item>
          <text:p text:style-name="P7"><text:span text:style-name="Strong_20_Emphasis">Tri à bulles (Bubble Sort)</text:span> : Compare et échange les éléments adjacents pour trier une liste.​</text:p>
        </text:list-item>
        <text:list-item>
          <text:p text:style-name="P7"><text:span text:style-name="Strong_20_Emphasis">Tri par sélection (Select Sort)</text:span> : Sélectionne l'élément le plus petit et le place à la position appropriée.​</text:p>
        </text:list-item>
        <text:list-item>
          <text:p text:style-name="P7"><text:span text:style-name="Strong_20_Emphasis">Tri par insertion (Insert Sort)</text:span> : Insère chaque élément à sa place correcte en parcourant les éléments précédents.​</text:p>
        </text:list-item>
      </text:list>
      <text:list text:style-name="L4">
        <text:list-item>
          <text:p text:style-name="P8"><text:span text:style-name="Strong_20_Emphasis">Algorithme PageRank</text:span> : Développé par Google pour classer les pages web en fonction de leur importance et de leurs liens entrants.​</text:p>
        </text:list-item>
      </text:list>
      <text:list text:style-name="L5">
        <text:list-item>
          <text:p text:style-name="P9"><text:span text:style-name="Strong_20_Emphasis">Algorithme des mariages stables (Stable Marriage Algorithm)</text:span> : Utilisé pour résoudre des problèmes d'appariement, comme l'association de donneurs et de receveurs d'organes, en assurant des paires stables.​</text:p>
        </text:list-item>
      </text:list>
      <text:list text:style-name="L6">
        <text:list-item>
          <text:p text:style-name="P10"><text:span text:style-name="Strong_20_Emphasis">Algorithmes d'apprentissage automatique (Machine Learning)</text:span> : Permettent aux ordinateurs d'apprendre à partir de données et de faire des prédictions ou des décisions, par exemple, pour identifier et cartographier des tumeurs cérébrales en 3D à partir de scans IRM.​<text:a xlink:type="simple" xlink:href="https://ffh.films.com/id/115713/The_Secret_Rules_of_Modern_Living_Algorithms.htm?utm_source=chatgpt.com" office:target-frame-name="_blank" xlink:show="new" text:style-name="Internet_20_link" text:visited-style-name="Visited_20_Internet_20_Link">ffh.films.com</text:a></text:p>
        </text:list-item>
      </text:list>
      <text:list text:style-name="L7">
        <text:list-item>
          <text:p text:style-name="P11"><text:span text:style-name="Strong_20_Emphasis">Algorithmes de gestion d'entrepôt</text:span> : Utilisés pour optimiser les opérations dans des entrepôts automatisés, comme la gestion des stocks et la préparation des commandes.</text:p>
        </text:list-item>
      </text:list>
      <text:p text:style-name="P3">­</text:p>
      <text:h text:style-name="P2" text:outline-level="3">1. Algorithme d'Euclide</text:h>
      <text:p text:style-name="Text_20_body"><text:span text:style-name="Strong_20_Emphasis">Contexte historique</text:span> : Cet algorithme, vieux de plus de 2 000 ans, a été conçu par le mathématicien grec Euclide pour déterminer le plus grand commun diviseur (PGCD) de deux nombres entiers.​</text:p>
      <text:p text:style-name="Text_20_body"><text:span text:style-name="Strong_20_Emphasis">Principe</text:span> : L'algorithme repose sur une soustraction répétée ou une division euclidienne. On soustrait le plus petit nombre du plus grand, puis on répète le processus avec le résultat obtenu jusqu'à atteindre zéro. Le dernier reste non nul est le PGCD.​</text:p>
      <text:p text:style-name="Text_20_body"><text:span text:style-name="Strong_20_Emphasis">Illustration dans le documentaire</text:span> : Marcus du Sautoy utilise des rectangles pour démontrer visuellement comment diviser une surface en carrés parfaits, illustrant ainsi le fonctionnement de l'algorithme d'Euclide.​</text:p>
      <text:h text:style-name="Heading_20_3" text:outline-level="3">2. Algorithmes de Tri</text:h>
      <text:p text:style-name="Text_20_body"><text:span text:style-name="Strong_20_Emphasis">Tri à bulles (Bubble Sort)</text:span> :</text:p>
      <text:list text:style-name="L19">
        <text:list-item>
          <text:p text:style-name="P23"><text:span text:style-name="Strong_20_Emphasis">Fonctionnement</text:span> : Cet algorithme compare successivement des paires d'éléments adjacents dans une liste et les échange si nécessaire, de manière à faire "remonter" progressivement les plus grands éléments vers la fin de la liste, comme des bulles d'air dans l'eau.​</text:p>
        </text:list-item>
        <text:list-item>
          <text:p text:style-name="P23"><text:span text:style-name="Strong_20_Emphasis">Démonstration dans le documentaire</text:span> : Le professeur du Sautoy illustre le tri à bulles en utilisant des exemples concrets pour montrer comment les éléments sont réorganisés au fil des itérations.​</text:p>
        </text:list-item>
      </text:list>
      <text:p text:style-name="Text_20_body"><text:span text:style-name="Strong_20_Emphasis">Tri par insertion (Insertion Sort)</text:span> :</text:p>
      <text:list text:style-name="L20">
        <text:list-item>
          <text:p text:style-name="P24"><text:span text:style-name="Strong_20_Emphasis">Principe</text:span> : Chaque élément est inséré à sa position correcte dans une liste déjà triée, en le comparant aux éléments précédents et en le déplaçant jusqu'à ce que l'ordre soit respecté.​</text:p>
        </text:list-item>
      </text:list>
      <text:p text:style-name="Text_20_body"><text:span text:style-name="Strong_20_Emphasis">Tri par sélection (Selection Sort)</text:span> :</text:p>
      <text:list text:style-name="L21">
        <text:list-item>
          <text:p text:style-name="P25"><text:span text:style-name="Strong_20_Emphasis">Méthode</text:span> : L'algorithme parcourt la liste pour trouver l'élément le plus petit (ou le plus grand) et l'échange avec le premier élément non trié, répétant ce processus jusqu'à ce que la liste soit entièrement triée.​</text:p>
        </text:list-item>
      </text:list>
      <text:h text:style-name="Heading_20_3" text:outline-level="3">3. Algorithme PageRank de Google</text:h>
      <text:p text:style-name="Text_20_body"><text:span text:style-name="Strong_20_Emphasis">Objectif</text:span> : Développé par Larry Page et Sergey Brin, cet algorithme classe les pages web en fonction de leur importance et de leur pertinence.​</text:p>
      <text:p text:style-name="Text_20_body"><text:span text:style-name="Strong_20_Emphasis">Mécanisme</text:span> : PageRank attribue un score à chaque page en fonction du nombre et de la qualité des liens entrants. Une page est considérée comme plus importante si elle est liée par d'autres pages elles-mêmes importantes.​</text:p>
      <text:p text:style-name="Text_20_body"><text:span text:style-name="Strong_20_Emphasis">Explication dans le documentaire</text:span> : Marcus du Sautoy décrit comment PageRank utilise la structure des liens du web pour fournir des résultats de recherche pertinents, en s'appuyant sur des exemples pour clarifier le processus.​</text:p>
      <text:h text:style-name="Heading_20_3" text:outline-level="3">4. Algorithme des Mariages Stables</text:h>
      <text:p text:style-name="Text_20_body"><text:span text:style-name="Strong_20_Emphasis">Problématique</text:span> : Comment associer deux groupes d'individus (par exemple, des hommes et des femmes) de manière à ce que les appariements soient stables, c'est-à-dire qu'il n'existe pas deux personnes qui préféreraient être ensemble plutôt qu'avec leurs partenaires assignés.​</text:p>
      <text:p text:style-name="Text_20_body"><text:soft-page-break/><text:span text:style-name="Strong_20_Emphasis">Solution</text:span> : L'algorithme de Gale-Shapley propose un processus itératif où chaque individu du premier groupe propose à son partenaire préféré dans le second groupe. Les partenaires potentiels acceptent provisoirement les propositions tout en attendant de meilleures offres. Ce processus continue jusqu'à ce que tous soient appariés de manière stable.​</text:p>
      <text:p text:style-name="Text_20_body"><text:span text:style-name="Strong_20_Emphasis">Illustration dans le documentaire</text:span> : Le professeur du Sautoy utilise des exemples concrets pour montrer comment cet algorithme est appliqué dans des situations réelles, telles que l'appariement de médecins résidents à des hôpitaux.​</text:p>
      <text:h text:style-name="Heading_20_3" text:outline-level="3">5. Algorithmes d'Apprentissage Automatique</text:h>
      <text:p text:style-name="Text_20_body"><text:span text:style-name="Strong_20_Emphasis">Concept</text:span> : Ces algorithmes permettent aux machines d'apprendre à partir de données et d'améliorer leurs performances sur des tâches spécifiques sans être explicitement programmées pour chaque tâche.​</text:p>
      <text:p text:style-name="Text_20_body"><text:span text:style-name="Strong_20_Emphasis">Exemple présenté</text:span> : Dans le documentaire, un algorithme est capable d'analyser des images IRM pour identifier et cartographier en 3D des tumeurs cérébrales, illustrant la puissance de l'apprentissage automatique en médecine.​</text:p>
      <text:p text:style-name="Text_20_body"><text:span text:style-name="Strong_20_Emphasis">Démonstration</text:span> : Marcus du Sautoy rencontre le professeur Chris Bishop, qui lui montre comment un algorithme peut apprendre à reconnaître des motifs complexes dans des données médicales, améliorant ainsi le diagnostic et le traitement des patients.​</text:p>
      <text:h text:style-name="Heading_20_3" text:outline-level="3">6. Algorithmes de Gestion d'Entrepôt</text:h>
      <text:p text:style-name="Text_20_body"><text:span text:style-name="Strong_20_Emphasis">Application</text:span> : Ces algorithmes optimisent les opérations dans des entrepôts automatisés, en coordonnant les mouvements des robots pour la collecte et l'expédition des produits.​</text:p>
      <text:p text:style-name="Text_20_body"><text:span text:style-name="Strong_20_Emphasis">Cas étudié</text:span> : Le documentaire explore le fonctionnement de l'entrepôt automatisé d'Ocado, où des algorithmes sophistiqués gèrent en temps réel le déplacement de milliers de robots pour assurer une préparation efficace des commandes.​</text:p>
      <text:p text:style-name="Text_20_body"><text:span text:style-name="Strong_20_Emphasis">Explication</text:span> : Paul Clarke, directeur de la technologie chez Ocado, explique à Marcus du Sautoy comment ces algorithmes permettent une gestion fluide et rapide des stocks, réduisant les délais de livraison et augmentant l'efficacité opérationnelle.​<text:a xlink:type="simple" xlink:href="https://www.imdb.com/title/tt5818010/?utm_source=chatgpt.com" office:target-frame-name="_blank" xlink:show="new" text:style-name="Internet_20_link" text:visited-style-name="Visited_20_Internet_20_Link">IMDb</text:a></text:p>
      <text:p text:style-name="Text_20_body">Ces approfondissements, basés sur les explications fournies dans le documentaire, montrent comment des concepts mathématiques peuvent être appliqués pour résoudre des problèmes complexes et améliorer divers aspects de notre vie quotidienne.</text:p>
      <text:p text:style-name="P3"/>
      <text:p text:style-name="P4"/>
      <text:p text:style-name="P3"/>
      <text:h text:style-name="P1" text:outline-level="3"><text:span text:style-name="Strong_20_Emphasis">1. Algorithme d'Euclide (PGCD)</text:span></text:h>
      <text:p text:style-name="Text_20_body">📌 <text:span text:style-name="Strong_20_Emphasis">Objectif</text:span> : Trouver le <text:span text:style-name="Strong_20_Emphasis">plus grand commun diviseur (PGCD)</text:span> entre deux nombres.<text:line-break/>📌 <text:span text:style-name="Strong_20_Emphasis">Principe</text:span> :</text:p>
      <text:list text:style-name="L8">
        <text:list-item>
          <text:p text:style-name="P12">On prend deux nombres a et b.</text:p>
        </text:list-item>
        <text:list-item>
          <text:p text:style-name="P12">On divise a par b et on prend le reste r.</text:p>
        </text:list-item>
        <text:list-item>
          <text:p text:style-name="P12">On remplace a par b et b par r, et on recommence jusqu'à ce que b=0.</text:p>
        </text:list-item>
        <text:list-item>
          <text:p text:style-name="P12">Le dernier a est le PGCD.</text:p>
        </text:list-item>
      </text:list>
      <text:p text:style-name="Text_20_body">🛠 <text:span text:style-name="Strong_20_Emphasis">Exemple</text:span> : Trouver le PGCD de <text:span text:style-name="Strong_20_Emphasis">48</text:span> et <text:span text:style-name="Strong_20_Emphasis">18</text:span></text:p>
      <text:list text:style-name="L9">
        <text:list-item>
          <text:p text:style-name="P13">48÷18=2, reste <text:span text:style-name="Strong_20_Emphasis">12</text:span></text:p>
        </text:list-item>
        <text:list-item>
          <text:p text:style-name="P13">18÷12=1, reste <text:span text:style-name="Strong_20_Emphasis">6</text:span></text:p>
        </text:list-item>
        <text:list-item>
          <text:p text:style-name="P13">12÷6=2, reste <text:span text:style-name="Strong_20_Emphasis">0</text:span><text:line-break/>👉 <text:span text:style-name="Strong_20_Emphasis">PGCD(48,18) = 6</text:span></text:p>
        </text:list-item>
      </text:list>
      <text:p text:style-name="Horizontal_20_Line"/>
      <text:h text:style-name="Heading_20_3" text:outline-level="3"><text:span text:style-name="Strong_20_Emphasis">2. Algorithmes de tri</text:span></text:h>
      <text:p text:style-name="Text_20_body">📌 <text:span text:style-name="Strong_20_Emphasis">Objectif</text:span> : Organiser une liste d’éléments en ordre croissant ou décroissant.</text:p>
      <text:h text:style-name="Heading_20_4" text:outline-level="4">🔹 <text:span text:style-name="Strong_20_Emphasis">Tri à bulles (Bubble Sort)</text:span></text:h>
      <text:list text:style-name="L10">
        <text:list-item>
          <text:p text:style-name="P14">Compare chaque élément avec son voisin et les échange si nécessaire.</text:p>
        </text:list-item>
        <text:list-item>
          <text:p text:style-name="P14">Répète l'opération jusqu'à ce que la liste soit triée.</text:p>
        </text:list-item>
        <text:list-item>
          <text:p text:style-name="P14"><text:span text:style-name="Strong_20_Emphasis">Simple mais inefficace pour de grandes listes.</text:span></text:p>
        </text:list-item>
      </text:list>
      <text:p text:style-name="Text_20_body">🛠 <text:span text:style-name="Strong_20_Emphasis">Exemple</text:span> (tri de <text:span text:style-name="Strong_20_Emphasis">[5, 3, 8, 2]</text:span>) :</text:p>
      <text:list text:style-name="L11">
        <text:list-item>
          <text:p text:style-name="P15"><text:span text:style-name="Strong_20_Emphasis">[3, 5, 8, 2]</text:span> (5 et 3 échangés)</text:p>
        </text:list-item>
        <text:list-item>
          <text:p text:style-name="P15"><text:span text:style-name="Strong_20_Emphasis">[3, 5, 2, 8]</text:span> (8 et 2 échangés)</text:p>
        </text:list-item>
        <text:list-item>
          <text:p text:style-name="P15"><text:span text:style-name="Strong_20_Emphasis">[3, 2, 5, 8]</text:span> (5 et 2 échangés)</text:p>
        </text:list-item>
        <text:list-item>
          <text:p text:style-name="P15"><text:span text:style-name="Strong_20_Emphasis">[2, 3, 5, 8]</text:span> (Liste triée ✅)</text:p>
        </text:list-item>
      </text:list>
      <text:h text:style-name="Heading_20_4" text:outline-level="4">🔹 <text:span text:style-name="Strong_20_Emphasis">Tri par sélection (Selection Sort)</text:span></text:h>
      <text:list text:style-name="L12">
        <text:list-item>
          <text:p text:style-name="P16">Trouve le plus petit élément et le place en premier.</text:p>
        </text:list-item>
        <text:list-item>
          <text:p text:style-name="P16">Répète l'opération avec le reste de la liste.</text:p>
        </text:list-item>
      </text:list>
      <text:h text:style-name="Heading_20_4" text:outline-level="4">🔹 <text:span text:style-name="Strong_20_Emphasis">Tri par insertion (Insertion Sort)</text:span></text:h>
      <text:list text:style-name="L13">
        <text:list-item>
          <text:p text:style-name="P17">Prend chaque élément et l’insère à sa place correcte dans la partie triée de la liste.</text:p>
        </text:list-item>
      </text:list>
      <text:p text:style-name="Horizontal_20_Line"/>
      <text:h text:style-name="Heading_20_3" text:outline-level="3"><text:soft-page-break/><text:span text:style-name="Strong_20_Emphasis">3. Algorithme PageRank (Google)</text:span></text:h>
      <text:p text:style-name="Text_20_body">📌 <text:span text:style-name="Strong_20_Emphasis">Objectif</text:span> : Classer les pages web en fonction de leur importance.<text:line-break/>📌 <text:span text:style-name="Strong_20_Emphasis">Principe</text:span> :</text:p>
      <text:list text:style-name="L14">
        <text:list-item>
          <text:p text:style-name="P18">Chaque page web est un nœud dans un graphe.</text:p>
        </text:list-item>
        <text:list-item>
          <text:p text:style-name="P18">Plus une page a de liens entrants (venant de pages populaires), plus elle est jugée importante.</text:p>
        </text:list-item>
        <text:list-item>
          <text:p text:style-name="P18">Google attribue une "note" à chaque page et ajuste le classement.</text:p>
        </text:list-item>
      </text:list>
      <text:p text:style-name="Text_20_body">🛠 <text:span text:style-name="Strong_20_Emphasis">Exemple</text:span> :</text:p>
      <text:list text:style-name="L15">
        <text:list-item>
          <text:p text:style-name="P19">Si <text:span text:style-name="Strong_20_Emphasis">Le Monde</text:span> et <text:span text:style-name="Strong_20_Emphasis">Le Figaro</text:span> pointent vers un blog inconnu, ce blog gagne en crédibilité.</text:p>
        </text:list-item>
      </text:list>
      <text:p text:style-name="Horizontal_20_Line"/>
      <text:h text:style-name="Heading_20_3" text:outline-level="3"><text:span text:style-name="Strong_20_Emphasis">4. Algorithme des mariages stables (Stable Marriage Algorithm)</text:span></text:h>
      <text:p text:style-name="Text_20_body">📌 <text:span text:style-name="Strong_20_Emphasis">Objectif</text:span> : Associer deux groupes (ex : couples, étudiants/universités) en minimisant les rejets.<text:line-break/>📌 <text:span text:style-name="Strong_20_Emphasis">Principe</text:span> :</text:p>
      <text:list text:style-name="L16">
        <text:list-item>
          <text:p text:style-name="P20">Chaque personne d’un groupe propose à la personne préférée du second groupe.</text:p>
        </text:list-item>
        <text:list-item>
          <text:p text:style-name="P20">Si la personne déjà sollicitée reçoit une meilleure offre, elle change de partenaire.</text:p>
        </text:list-item>
        <text:list-item>
          <text:p text:style-name="P20">Le processus continue jusqu’à ce que tout le monde soit apparié.</text:p>
        </text:list-item>
      </text:list>
      <text:p text:style-name="Text_20_body">🛠 <text:span text:style-name="Strong_20_Emphasis">Exemple</text:span> : Mariage forcé entre 3 hommes (A, B, C) et 3 femmes (X, Y, Z) en fonction de leurs préférences.</text:p>
      <text:p text:style-name="Horizontal_20_Line"/>
      <text:h text:style-name="Heading_20_3" text:outline-level="3"><text:span text:style-name="Strong_20_Emphasis">5. Algorithmes d’apprentissage automatique (Machine Learning)</text:span></text:h>
      <text:p text:style-name="Text_20_body">📌 <text:span text:style-name="Strong_20_Emphasis">Objectif</text:span> : Apprendre à partir des données pour faire des prédictions.<text:line-break/>📌 <text:span text:style-name="Strong_20_Emphasis">Exemple</text:span> :</text:p>
      <text:list text:style-name="L17">
        <text:list-item>
          <text:p text:style-name="P21">Diagnostiquer une maladie à partir d’images médicales.</text:p>
        </text:list-item>
        <text:list-item>
          <text:p text:style-name="P21">Recommander des films en fonction des préférences de l’utilisateur.</text:p>
        </text:list-item>
      </text:list>
      <text:p text:style-name="Horizontal_20_Line"/>
      <text:h text:style-name="Heading_20_3" text:outline-level="3"><text:span text:style-name="Strong_20_Emphasis">6. Algorithmes de gestion d’entrepôt</text:span></text:h>
      <text:p text:style-name="Text_20_body">📌 <text:span text:style-name="Strong_20_Emphasis">Objectif</text:span> : Optimiser la gestion des stocks et des livraisons.<text:line-break/>📌 <text:span text:style-name="Strong_20_Emphasis">Exemple</text:span> :</text:p>
      <text:list text:style-name="L18">
        <text:list-item>
          <text:p text:style-name="P22"><text:span text:style-name="Strong_20_Emphasis">Amazon</text:span> utilise des robots pour trouver le chemin optimal pour récupérer un produit et le livrer le plus rapidement possible.</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1:54:09.851610917</meta:creation-date>
    <dc:date>2025-04-02T11:57:08.834071984</dc:date>
    <meta:editing-duration>PT3M1S</meta:editing-duration>
    <meta:editing-cycles>2</meta:editing-cycles>
    <meta:generator>LibreOffice/24.2.7.2$Linux_X86_64 LibreOffice_project/420$Build-2</meta:generator>
    <meta:document-statistic meta:table-count="0" meta:image-count="0" meta:object-count="0" meta:page-count="5" meta:paragraph-count="85" meta:word-count="1384" meta:character-count="8571" meta:non-whitespace-character-count="7269"/>
  </office:meta>
</office:document-meta>
</file>